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M" style:family="table">
      <style:table-properties style:width="16.999cm" table:align="margins"/>
    </style:style>
    <style:style style:name="LM.A" style:family="table-column">
      <style:table-column-properties style:column-width="8.498cm" style:rel-column-width="32764*"/>
    </style:style>
    <style:style style:name="LM.B" style:family="table-column">
      <style:table-column-properties style:column-width="8.5cm" style:rel-column-width="32771*"/>
    </style:style>
    <style:style style:name="LM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M.B1" style:family="table-cell">
      <style:table-cell-properties fo:padding="0.097cm" fo:border="0.002cm solid #000000"/>
    </style:style>
    <style:style style:name="LM.A2" style:family="table-cell">
      <style:table-cell-properties fo:padding="0.097cm" fo:border-left="0.002cm solid #000000" fo:border-right="none" fo:border-top="none" fo:border-bottom="0.002cm solid #000000"/>
    </style:style>
    <style:style style:name="LM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text-properties style:font-name="Arial" fo:font-size="10pt"/>
    </style:style>
    <style:style style:name="P3" style:family="paragraph" style:parent-style-name="Table_20_Contents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style:font-name-asian="Courier New" style:font-size-asian="12pt" style:font-name-complex="Courier New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LM" table:style-name="LM">
        <table:table-column table:style-name="LM.A"/>
        <table:table-column table:style-name="LM.B"/>
        <table:table-row>
          <table:table-cell table:style-name="LM.A1" office:value-type="string">
            <text:p text:style-name="P1">Item</text:p>
          </table:table-cell>
          <table:table-cell table:style-name="LM.B1" office:value-type="string">
            <text:p text:style-name="P1">Descrição</text:p>
          </table:table-cell>
        </table:table-row>
        <table:table-row>
          <table:table-cell table:style-name="LM.A2" office:value-type="string">
            <text:p text:style-name="P2">Localização do pacote aplicativo</text:p>
          </table:table-cell>
          <table:table-cell table:style-name="LM.B2" office:value-type="string">
            <text:p text:style-name="P1">C:\Users\c010098\Documents\wsadminlib\AutoDeploy\dist\AdderEAR.ear</text:p>
          </table:table-cell>
        </table:table-row>
        <table:table-row>
          <table:table-cell table:style-name="LM.A2" office:value-type="string">
            <text:p text:style-name="P2">Nome da raiz de contexto</text:p>
          </table:table-cell>
          <table:table-cell table:style-name="LM.B2" office:value-type="string">
            <text:p text:style-name="P1">Adder</text:p>
          </table:table-cell>
        </table:table-row>
        <table:table-row>
          <table:table-cell table:style-name="LM.A2" office:value-type="string">
            <text:p text:style-name="P2">Pré-compilar arquivos JSP?</text:p>
          </table:table-cell>
          <table:table-cell table:style-name="LM.B2" office:value-type="string">
            <text:p text:style-name="P1">Sim</text:p>
          </table:table-cell>
        </table:table-row>
        <table:table-row>
          <table:table-cell table:style-name="LM.A2" office:value-type="string">
            <text:p text:style-name="P2">Célula/Nó/Servidor destino</text:p>
          </table:table-cell>
          <table:table-cell table:style-name="LM.B2" office:value-type="string">
            <text:p text:style-name="P3">M1072317Node01</text:p>
          </table:table-cell>
        </table:table-row>
        <table:table-row>
          <table:table-cell table:style-name="LM.A2" office:value-type="string">
            <text:p text:style-name="P2">Diretório de instalação do aplicativo</text:p>
          </table:table-cell>
          <table:table-cell table:style-name="LM.B2" office:value-type="string">
            <text:p text:style-name="P1">C:\Program Files (x86)\IBM\SDP_75\runtimes\base_v7\profiles\was70profile1\installedApps\M1072317Node01Cell</text:p>
          </table:table-cell>
        </table:table-row>
        <table:table-row>
          <table:table-cell table:style-name="LM.A2" office:value-type="string">
            <text:p text:style-name="P2">Distribuir aplicativo?</text:p>
          </table:table-cell>
          <table:table-cell table:style-name="LM.B2" office:value-type="string">
            <text:p text:style-name="P1">Sim</text:p>
          </table:table-cell>
        </table:table-row>
        <table:table-row>
          <table:table-cell table:style-name="LM.A2" office:value-type="string">
            <text:p text:style-name="P2">Implementar Beans Corporativos?</text:p>
          </table:table-cell>
          <table:table-cell table:style-name="LM.B2" office:value-type="string">
            <text:p text:style-name="P1">Não</text:p>
          </table:table-cell>
        </table:table-row>
        <table:table-row>
          <table:table-cell table:style-name="LM.A2" office:value-type="string">
            <text:p text:style-name="P2">Nome do aplicativo</text:p>
          </table:table-cell>
          <table:table-cell table:style-name="LM.B2" office:value-type="string">
            <text:p text:style-name="P1">AdderEAR</text:p>
          </table:table-cell>
        </table:table-row>
        <table:table-row>
          <table:table-cell table:style-name="LM.A2" office:value-type="string">
            <text:p text:style-name="P2">Criar MBeans para recursos?</text:p>
          </table:table-cell>
          <table:table-cell table:style-name="LM.B2" office:value-type="string">
            <text:p text:style-name="P1">Nã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1T11:32:32.61</meta:creation-date>
    <dc:date>2012-06-01T15:02:57.85</dc:date>
    <meta:editing-duration>PT3H9M10S</meta:editing-duration>
    <meta:editing-cycles>6</meta:editing-cycles>
    <meta:generator>OpenOffice.org/3.4$Win32 OpenOffice.org_project/340m1$Build-9590</meta:generator>
    <meta:document-statistic meta:table-count="1" meta:image-count="0" meta:object-count="0" meta:page-count="1" meta:paragraph-count="20" meta:word-count="44" meta:character-count="467"/>
  </office:meta>
</office:document-meta>
</file>